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9.5">
            <text:p>9.5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number-columns-repeated="2"/>
          <table:table-cell table:content-validation-name="val4"/>
          <table:table-cell table:style-name="Default" office:value-type="float" office:value="2479.78">
            <text:p>2479.78</text:p>
          </table:table-cell>
          <table:table-cell table:style-name="Default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0.5">
            <text:p>10.5</text:p>
          </table:table-cell>
          <table:table-cell table:style-name="Default" office:value-type="float" office:value="138.9">
            <text:p>138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605.35">
            <text:p>605.35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6.5">
            <text:p>136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number-columns-repeated="2"/>
          <table:table-cell table:content-validation-name="val4"/>
          <table:table-cell table:style-name="Default" office:value-type="float" office:value="1298.97">
            <text:p>1298.97</text:p>
          </table:table-cell>
          <table:table-cell table:style-name="Default" office:value-type="float" office:value="800.36">
            <text:p>800.36</text:p>
          </table:table-cell>
          <table:table-cell table:formula="of:=+[.M4]/[.L4]" office:value-type="percentage" office:value="0.616149718623217">
            <text:p>62%</text:p>
          </table:table-cell>
          <table:table-cell table:number-columns-repeated="1010"/>
        </table:table-row>
        <table:table-row table:style-name="ro7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style-name="ce3" office:value-type="string">
            <text:p>Trichodorus </text:p>
          </table:table-cell>
          <table:table-cell/>
          <table:table-cell table:content-validation-name="val4"/>
          <table:table-cell table:style-name="Default" office:value-type="float" office:value="605.3">
            <text:p>605.3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2666.28">
            <text:p>2666.28</text:p>
          </table:table-cell>
          <table:table-cell table:style-name="Default" office:value-type="float" office:value="1397.73">
            <text:p>1397.73</text:p>
          </table:table-cell>
          <table:table-cell table:formula="of:=+[.M6]/[.L6]" office:value-type="percentage" office:value="0.524224762590576">
            <text:p>52%</text:p>
          </table:table-cell>
          <table:table-cell table:number-columns-repeated="1010"/>
        </table:table-row>
        <table:table-row table:style-name="ro8" table:number-rows-repeated="6">
          <table:table-cell table:number-columns-repeated="7"/>
          <table:table-cell table:content-validation-name="val3"/>
          <table:table-cell table:number-columns-repeated="1016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20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20:56:59.80</dc:date>
    <dc:creator>Lawrence Perepolkin</dc:creator>
    <meta:editing-duration>PT9H47M7S</meta:editing-duration>
    <meta:editing-cycles>44</meta:editing-cycles>
    <meta:generator>OpenOffice/4.1.12$Win32 OpenOffice.org_project/4112m1$Build-9809</meta:generator>
    <meta:document-statistic meta:table-count="3" meta:cell-count="139" meta:object-count="0"/>
  </office:meta>
</office:document-meta>
</file>